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900" calcext:value-type="float">
            <text:p>90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900" calcext:value-type="float">
            <text:p>90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3.073279720">00:00:00</text:time></text:span><text:span text:style-name="MT2"><text:time style:data-style-name="N2" text:time-value="14:40:43.073303361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3.0760866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0:43.434878235</dc:date>
    <meta:print-date>2020-07-07T14:13:04.434000000</meta:print-date>
    <dc:language>pt-PT</dc:language>
    <meta:editing-cycles>671</meta:editing-cycles>
    <meta:editing-duration>PT20H9M56S</meta:editing-duration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